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00000000CF73E1439B139099FF.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Bibliography_20_1">
      <style:paragraph-properties>
        <style:tab-stops/>
      </style:paragraph-properties>
    </style:style>
    <style:style style:name="P2" style:family="paragraph" style:parent-style-name="Footnote">
      <style:text-properties officeooo:rsid="0039957e" officeooo:paragraph-rsid="0039957e"/>
    </style:style>
    <style:style style:name="P3" style:family="paragraph" style:parent-style-name="Footnote">
      <style:paragraph-properties fo:text-align="justify" style:justify-single-word="false"/>
      <style:text-properties officeooo:rsid="0039957e" officeooo:paragraph-rsid="0039957e"/>
    </style:style>
    <style:style style:name="P4" style:family="paragraph" style:parent-style-name="Text_20_body">
      <style:text-properties officeooo:rsid="003d62bc" officeooo:paragraph-rsid="001e00b3"/>
    </style:style>
    <style:style style:name="P5" style:family="paragraph" style:parent-style-name="Text_20_body">
      <style:paragraph-properties fo:text-align="justify" style:justify-single-word="false"/>
      <style:text-properties officeooo:paragraph-rsid="001e00b3"/>
    </style:style>
    <style:style style:name="P6" style:family="paragraph" style:parent-style-name="Text_20_body">
      <style:text-properties officeooo:paragraph-rsid="001e00b3"/>
    </style:style>
    <style:style style:name="P7" style:family="paragraph" style:parent-style-name="Standard">
      <style:paragraph-properties fo:text-align="start" style:justify-single-word="false"/>
      <style:text-properties style:font-name="Arial" fo:font-size="10.8000001907349pt" fo:language="pt" fo:country="BR" fo:font-style="normal" fo:font-weight="normal" officeooo:rsid="003ddd73" officeooo:paragraph-rsid="001e00b3" style:font-style-asian="normal" style:font-weight-asian="normal" style:font-style-complex="normal" style:font-weight-complex="normal"/>
    </style:style>
    <style:style style:name="P8" style:family="paragraph" style:parent-style-name="Heading_20_1" style:list-style-name="">
      <style:paragraph-properties fo:text-align="center" style:justify-single-word="false"/>
      <style:text-properties fo:font-weight="normal" officeooo:rsid="001e00b3" officeooo:paragraph-rsid="001e00b3" style:font-weight-asian="normal" style:font-weight-complex="normal"/>
    </style:style>
    <style:style style:name="P9" style:family="paragraph" style:parent-style-name="Heading_20_1">
      <style:text-properties fo:font-size="12pt" officeooo:paragraph-rsid="001e00b3" style:font-size-asian="12pt" style:font-size-complex="12pt"/>
    </style:style>
    <style:style style:name="P10" style:family="paragraph" style:parent-style-name="Heading_20_1">
      <style:text-properties officeooo:rsid="002314db" officeooo:paragraph-rsid="002314db"/>
    </style:style>
    <style:style style:name="P11" style:family="paragraph" style:parent-style-name="Heading_20_1">
      <style:paragraph-properties fo:text-align="justify" style:justify-single-word="false" fo:break-before="page"/>
      <style:text-properties officeooo:rsid="003242cf" officeooo:paragraph-rsid="001e00b3"/>
    </style:style>
    <style:style style:name="P12" style:family="paragraph" style:parent-style-name="Heading_20_1">
      <style:paragraph-properties fo:break-before="page"/>
      <style:text-properties officeooo:rsid="003d62bc" officeooo:paragraph-rsid="001e00b3"/>
    </style:style>
    <style:style style:name="P13" style:family="paragraph" style:parent-style-name="Text_20_body" style:list-style-name="">
      <style:paragraph-properties fo:text-align="center" style:justify-single-word="false"/>
      <style:text-properties fo:font-weight="normal" officeooo:rsid="001e00b3" officeooo:paragraph-rsid="001e00b3" style:font-weight-asian="normal" style:font-weight-complex="normal"/>
    </style:style>
    <style:style style:name="P14" style:family="paragraph" style:parent-style-name="Text_20_body" style:list-style-name="">
      <style:paragraph-properties fo:text-align="center" style:justify-single-word="false"/>
      <style:text-properties fo:font-weight="bold" officeooo:rsid="001e00b3" officeooo:paragraph-rsid="001e00b3" style:font-weight-asian="bold" style:font-weight-complex="bold"/>
    </style:style>
    <style:style style:name="P15" style:family="paragraph" style:parent-style-name="Text_20_body">
      <style:paragraph-properties fo:text-align="justify" style:justify-single-word="false"/>
      <style:text-properties style:font-name="Arial" fo:language="pt" fo:country="BR" fo:font-style="normal" fo:font-weight="normal" officeooo:rsid="003ddd73" officeooo:paragraph-rsid="001e00b3" style:font-style-asian="normal" style:font-weight-asian="normal" style:font-style-complex="normal" style:font-weight-complex="normal"/>
    </style:style>
    <style:style style:name="P16" style:family="paragraph" style:parent-style-name="Text_20_body">
      <style:paragraph-properties fo:text-align="justify" style:justify-single-word="false"/>
      <style:text-properties style:font-name="Arial" fo:language="pt" fo:country="BR" fo:font-style="normal" fo:font-weight="normal" officeooo:rsid="00413f81" officeooo:paragraph-rsid="002314db" style:font-style-asian="normal" style:font-weight-asian="normal" style:font-style-complex="normal" style:font-weight-complex="normal"/>
    </style:style>
    <style:style style:name="P17" style:family="paragraph" style:parent-style-name="Text_20_body">
      <style:paragraph-properties fo:text-align="justify" style:justify-single-word="false"/>
      <style:text-properties style:font-name="Arial" fo:language="pt" fo:country="BR" fo:font-style="normal" fo:font-weight="normal" officeooo:rsid="0042b69b" officeooo:paragraph-rsid="001e00b3" style:font-style-asian="normal" style:font-weight-asian="normal" style:font-style-complex="normal" style:font-weight-complex="normal"/>
    </style:style>
    <style:style style:name="P18" style:family="paragraph" style:parent-style-name="Text_20_body">
      <style:paragraph-properties fo:text-align="justify" style:justify-single-word="false"/>
      <style:text-properties officeooo:paragraph-rsid="001e00b3"/>
    </style:style>
    <style:style style:name="T1" style:family="text">
      <style:text-properties officeooo:rsid="003242cf"/>
    </style:style>
    <style:style style:name="T2" style:family="text">
      <style:text-properties officeooo:rsid="0032cca7"/>
    </style:style>
    <style:style style:name="T3" style:family="text">
      <style:text-properties officeooo:rsid="00351eee"/>
    </style:style>
    <style:style style:name="T4" style:family="text">
      <style:text-properties officeooo:rsid="0036af10"/>
    </style:style>
    <style:style style:name="T5" style:family="text">
      <style:text-properties fo:font-style="italic" style:font-style-asian="italic" style:font-style-complex="italic"/>
    </style:style>
    <style:style style:name="T6" style:family="text">
      <style:text-properties fo:font-style="italic" officeooo:rsid="0036af10" style:font-style-asian="italic" style:font-style-complex="italic"/>
    </style:style>
    <style:style style:name="T7" style:family="text">
      <style:text-properties fo:font-style="italic" officeooo:rsid="0039957e" style:font-style-asian="italic" style:font-style-complex="italic"/>
    </style:style>
    <style:style style:name="T8" style:family="text">
      <style:text-properties fo:font-style="italic" officeooo:rsid="00216f83"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37e0ae" style:font-style-asian="normal" style:font-style-complex="normal"/>
    </style:style>
    <style:style style:name="T11" style:family="text">
      <style:text-properties fo:font-style="normal" officeooo:rsid="0039957e" style:font-style-asian="normal" style:font-style-complex="normal"/>
    </style:style>
    <style:style style:name="T12" style:family="text">
      <style:text-properties fo:font-style="normal" officeooo:rsid="00216f83" style:font-style-asian="normal" style:font-style-complex="normal"/>
    </style:style>
    <style:style style:name="T13" style:family="text">
      <style:text-properties officeooo:rsid="003a1d51"/>
    </style:style>
    <style:style style:name="T14" style:family="text">
      <style:text-properties style:font-name="Arial" fo:language="pt" fo:country="BR" fo:font-style="normal" officeooo:rsid="003a1d51" style:font-style-asian="normal" style:font-style-complex="normal"/>
    </style:style>
    <style:style style:name="T15" style:family="text">
      <style:text-properties style:font-name="Arial" fo:language="pt" fo:country="BR" fo:font-style="normal" fo:font-weight="normal" officeooo:rsid="003a1d51" style:font-style-asian="normal" style:font-weight-asian="normal" style:font-style-complex="normal" style:font-weight-complex="normal"/>
    </style:style>
    <style:style style:name="T16" style:family="text">
      <style:text-properties style:font-name="Arial" fo:language="pt" fo:country="BR" fo:font-style="normal" fo:font-weight="normal" officeooo:rsid="003b83dd" style:font-style-asian="normal" style:font-weight-asian="normal" style:font-style-complex="normal" style:font-weight-complex="normal"/>
    </style:style>
    <style:style style:name="T17" style:family="text">
      <style:text-properties style:font-name="Arial" fo:language="pt" fo:country="BR" fo:font-style="normal" fo:font-weight="normal" officeooo:rsid="003d62bc" style:font-style-asian="normal" style:font-weight-asian="normal" style:font-style-complex="normal" style:font-weight-complex="normal"/>
    </style:style>
    <style:style style:name="T18" style:family="text">
      <style:text-properties style:font-name="Arial" fo:language="pt" fo:country="BR" fo:font-style="normal" fo:font-weight="normal" officeooo:rsid="003ddd73" style:font-style-asian="normal" style:font-weight-asian="normal" style:font-style-complex="normal" style:font-weight-complex="normal"/>
    </style:style>
    <style:style style:name="T19" style:family="text">
      <style:text-properties style:font-name="Arial" fo:language="pt" fo:country="BR" fo:font-style="normal" fo:font-weight="normal" officeooo:rsid="003f9ccb" style:font-style-asian="normal" style:font-weight-asian="normal" style:font-style-complex="normal" style:font-weight-complex="normal"/>
    </style:style>
    <style:style style:name="T20" style:family="text">
      <style:text-properties style:font-name="Arial" fo:language="pt" fo:country="BR" fo:font-style="normal" fo:font-weight="normal" officeooo:rsid="00401bdc" style:font-style-asian="normal" style:font-weight-asian="normal" style:font-style-complex="normal" style:font-weight-complex="normal"/>
    </style:style>
    <style:style style:name="T21" style:family="text">
      <style:text-properties style:font-name="Arial" fo:language="pt" fo:country="BR" fo:font-style="normal" fo:font-weight="normal" officeooo:rsid="00413f81" style:font-style-asian="normal" style:font-weight-asian="normal" style:font-style-complex="normal" style:font-weight-complex="normal"/>
    </style:style>
    <style:style style:name="T22" style:family="text">
      <style:text-properties style:font-name="Arial" fo:language="pt" fo:country="BR" fo:font-style="normal" fo:font-weight="normal" officeooo:rsid="0042b69b" style:font-style-asian="normal" style:font-weight-asian="normal" style:font-style-complex="normal" style:font-weight-complex="normal"/>
    </style:style>
    <style:style style:name="T23" style:family="text">
      <style:text-properties style:font-name="Arial" fo:language="pt" fo:country="BR" fo:font-style="normal" fo:font-weight="normal" officeooo:rsid="00216f83" style:font-style-asian="normal" style:font-weight-asian="normal" style:font-style-complex="normal" style:font-weight-complex="normal"/>
    </style:style>
    <style:style style:name="T24" style:family="text">
      <style:text-properties style:font-name="Arial" fo:language="pt" fo:country="BR" fo:font-style="normal" fo:font-weight="normal" officeooo:rsid="002314db" style:font-style-asian="normal" style:font-weight-asian="normal" style:font-style-complex="normal" style:font-weight-complex="normal"/>
    </style:style>
    <style:style style:name="T25" style:family="text">
      <style:text-properties style:font-name="Arial" fo:language="pt" fo:country="BR" fo:font-style="italic" officeooo:rsid="003a1d51" style:font-style-asian="italic" style:font-style-complex="italic"/>
    </style:style>
    <style:style style:name="T26" style:family="text">
      <style:text-properties style:font-name="Arial" fo:language="pt" fo:country="BR" fo:font-style="italic" fo:font-weight="normal" officeooo:rsid="003a1d51" style:font-style-asian="italic" style:font-weight-asian="normal" style:font-style-complex="italic" style:font-weight-complex="normal"/>
    </style:style>
    <style:style style:name="T27" style:family="text">
      <style:text-properties style:font-name="Arial" fo:language="pt" fo:country="BR" fo:font-style="italic" fo:font-weight="normal" officeooo:rsid="003ddd73" style:font-style-asian="italic" style:font-weight-asian="normal" style:font-style-complex="italic" style:font-weight-complex="normal"/>
    </style:style>
    <style:style style:name="T28" style:family="text">
      <style:text-properties style:font-name="Arial" fo:language="pt" fo:country="BR" fo:font-style="italic" fo:font-weight="normal" officeooo:rsid="00413f81" style:font-style-asian="italic" style:font-weight-asian="normal" style:font-style-complex="italic" style:font-weight-complex="normal"/>
    </style:style>
    <style:style style:name="T29" style:family="text">
      <style:text-properties style:font-name="Arial" fo:language="pt" fo:country="BR" officeooo:rsid="00216f83"/>
    </style:style>
    <style:style style:name="T30" style:family="text">
      <style:text-properties officeooo:rsid="003d62bc"/>
    </style:style>
    <style:style style:name="T31" style:family="text">
      <style:text-properties officeooo:rsid="001fa2e3"/>
    </style:style>
    <style:style style:name="T32" style:family="text">
      <style:text-properties officeooo:rsid="00216f83"/>
    </style:style>
    <style:style style:name="T33" style:family="text">
      <style:text-properties officeooo:rsid="002314db"/>
    </style:style>
    <style:style style:name="T34" style:family="text">
      <style:text-properties style:text-position="super 58%" style:font-name="Arial" fo:language="pt" fo:country="BR" fo:font-style="normal" fo:font-weight="normal" officeooo:rsid="00413f81" style:font-style-asian="normal" style:font-weight-asian="normal" style:font-style-complex="normal" style:font-weight-complex="normal"/>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JEDIEL DA ROSA RIBEIRO</text:h>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4" text:outline-level="1">EVANGELIZANDO USANDO O LIVRO</text:h>
      <text:h text:style-name="P14" text:outline-level="1">MAIS QUE UM CARPINTEIRO</text:h>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BLUMENAU/SC</text:h>
      <text:h text:style-name="P13" text:outline-level="1">MAIO DE 2021</text:h>
      <text:list xml:id="list3061068210" text:style-name="Outline">
        <text:list-item>
          <text:h text:style-name="P11" text:outline-level="1">Evangelizando</text:h>
        </text:list-item>
      </text:list>
      <text:p text:style-name="P5"><text:tab/><text:span text:style-name="T1">O principal argumento que gostaria de tirar desse livro para levar ao meu repertório de evangelização, é a concepção de que a bíblia é um livro que não merece confiança, e não tem nenhuma base histórica para ser suportado. Após ler o livro e dar uma breve olhada para as fontes, vemos que temos vários autores que falam sobre a confiabilidade das escrituras. Quando tiramos ess</text:span><text:span text:style-name="T32">a dúvida </text:span><text:span text:style-name="T1">do caminho, temos um terreno </text:span><text:span text:style-name="T32">muito </text:span><text:span text:style-name="T1">melhor para </text:span><text:span text:style-name="T32">compartilhar nossa fé</text:span><text:span text:style-name="T1">. Por mais que eu pretenda usar, e tenha gostado de todos os argumentos do livro, acredito que esse argumento foi o que mais me tocou, pois eu </text:span><text:span text:style-name="T32">ainda </text:span><text:span text:style-name="T1">não tinha conhecimento sobre a confiabilidade das escrituras. Pra mim a mudança que a mensagem </text:span><text:span text:style-name="T29">desempenhou</text:span><text:span text:style-name="T1"> em minha vida foi sufi</text:span><text:span text:style-name="T2">ci</text:span><text:span text:style-name="T1">ente </text:span><text:span text:style-name="T2">por muito tempo para sustentar a minha fé, minha vontade de me aprofundar </text:span><text:span text:style-name="T32">nas escrituras</text:span><text:span text:style-name="T2"> e </text:span><text:span text:style-name="T32">de</text:span><text:span text:style-name="T2"> conhecer mais a respeito de Jesus. Porém, ao me converter, o desejo do meu coração não era apenas de alimentar uma religiosidade ou uma devoção privada a Jesus. Eu queria compartilhar minha fé com meus amigos, e até mesmo pessoas desconhecidas. </text:span><text:span text:style-name="T32">Queria c</text:span><text:span text:style-name="T2">omunicar a paz que recebi de Cristo, </text:span><text:span text:style-name="T32">e </text:span><text:span text:style-name="T2">como ela foi transformadora e me fez alguém melhor em todos os aspectos da vida. Me tornando uma pessoa mais esforçada, e despertou um desejo muito forte de compartilhar e ajudar aos outros em obediência a Cristo.</text:span></text:p>
      <text:list xml:id="list154124793615750" text:continue-numbering="true" text:style-name="Outline">
        <text:list-item>
          <text:h text:style-name="Heading_20_1" text:outline-level="1">Diálogo</text:h>
        </text:list-item>
      </text:list>
      <text:p text:style-name="P5"><text:span text:style-name="T3"><text:tab/>Numa noite, estava eu e meu amigo como de costume indo juntos para a sala de aula. Estava muito frio e um sereno que deixava as luzes dos postes </text:span><text:span text:style-name="T32">n</text:span><text:span text:style-name="T3">a rua especialmente deslumbrante</text:span><text:span text:style-name="T4">s</text:span><text:span text:style-name="T3">. </text:span><text:span text:style-name="T4">Eu adorava esse clima frio. O sereno completou a atmosfera aconchegante que estava naquele dia de aula. Conforme o tempo passou durante a aula, todos estávamos, como sempre, conversando antes que o professor chegasse até a sala. Quando de algum modo, </text:span><text:span text:style-name="T32">estávamos falando sobre a</text:span><text:span text:style-name="T4"> </text:span><text:span text:style-name="T6">música de abertura</text:span><text:span text:style-name="T4"> de um </text:span><text:span text:style-name="T6">anime</text:span><text:span text:style-name="T6"><text:note text:id="ftn1" text:note-class="footnote"><text:note-citation>1</text:note-citation><text:note-body><text:p text:style-name="P2"><text:span text:style-name="T8">Anime</text:span><text:span text:style-name="T32">: </text:span>Uma espécie de filme ou série animada em um estilo artístico característico do Japão.</text:p></text:note-body></text:note></text:span><text:span text:style-name="T4"> chama</text:span><text:span text:style-name="T32">d</text:span><text:span text:style-name="T4">o </text:span>B<text:span text:style-name="T5">akemonogatari</text:span><text:span text:style-name="T9"> </text:span><text:span text:style-name="T12">e de repente falávamos a respeito de Jesus</text:span><text:span text:style-name="T10">. Antes que o leitor pense que isso é algo impossível ou que o assunto não poderia chegar de um anime </text:span><text:span text:style-name="T12">a</text:span><text:span text:style-name="T11">té Jesus, </text:span><text:span text:style-name="T12">vou explicar</text:span><text:span text:style-name="T11">. </text:span><text:span text:style-name="T12">A</text:span><text:span text:style-name="T11">lgo que tem um poder de alcance muito grande hoje em dia são os </text:span><text:span text:style-name="T7">memes</text:span><text:span text:style-name="T7"><text:note text:id="ftn2" text:note-class="footnote"><text:note-citation>2</text:note-citation><text:note-body><text:p text:style-name="P3"><text:span text:style-name="T8">Memes</text:span><text:span text:style-name="T32">: </text:span>Imagens, Vídeos curtos ou frases de filmes, séries e vídeos fora de contexto, usados ironicamente em contextos diversos. Usando bastante da sátira, o contraste <text:span text:style-name="T13">e a hipérbole são os principais fatores de comédia, porém não é limitado a isso.</text:span></text:p></text:note-body></text:note></text:span><text:span text:style-name="T11">. </text:span><text:span text:style-name="T14">A música de abertura de </text:span><text:span text:style-name="T25">Bakemonogatari</text:span><text:span text:style-name="T15"> é </text:span><text:span text:style-name="T23">bem conhecida</text:span><text:span text:style-name="T15"> entre as pessoas que gostam de anime </text:span><text:span text:style-name="T23">e memes</text:span><text:span text:style-name="T15">. Existe um vídeo n</text:span><text:span text:style-name="T24">o YouTube,</text:span><text:span text:style-name="T15"> no canal </text:span><text:span text:style-name="T26">Tomo Nyan</text:span><text:span text:style-name="T15"> onde a proprietária do canal dança essa música junto com um amigo fantasiado de Jesus. Muitos podem dizer que isso é um escândalo, ou que o nome de Jesus está sendo usado indevidamente, mas particularmente vejo isso como uma oportunidade para começar um assunto naturalmente com algo que eu já gostava antes mesmo de me converter.</text:span></text:p>
      <text:p text:style-name="P5"><text:span text:style-name="T15"><text:tab/>Agora, voltando para a sala de aula, </text:span><text:span text:style-name="T16">nosso assunto havia chegado em Jesus e na igreja. Nosso colega de turma gostava muito de anime. Mas, ele se via distante da igreja e dos membros. </text:span><text:span text:style-name="T17">Ele havia tido experiências negativas na igreja e saiu frustrado, além de, em suas palavras se encontrar “decepcionado” com Deus. </text:span><text:span text:style-name="T18">Então, </text:span><text:soft-page-break/><text:span text:style-name="T18">resolv</text:span><text:span text:style-name="T24">i </text:span><text:span text:style-name="T18">falar sobre a confiabilidade das escrituras </text:span><text:span text:style-name="T24">com ele,</text:span><text:span text:style-name="T18"> e como o </text:span><text:span text:style-name="T27">Novo Testamento</text:span><text:span text:style-name="T18"> é </text:span><text:span text:style-name="T24">um dos</text:span><text:span text:style-name="T18"> documento</text:span><text:span text:style-name="T24">s</text:span><text:span text:style-name="T18"> </text:span><text:span text:style-name="T24">históricos mais confiável que existe hoje em dia</text:span><text:span text:style-name="T18">.</text:span></text:p>
      <text:p text:style-name="P15"><text:tab/>– Você sabia que o Novo Testamento da Bíblia tem mais cópias do que muitos outros documentos essenciais que usamos e acreditamos como verdade hoje em dia historicamente? Meu amigo me olha um pouco surpreso, mas cético.</text:p>
      <text:p text:style-name="P15"><text:tab/>– Como assim? Perguntou ele com um olhar desacreditado, mas chocado pois ele não fazia ideia se <text:span text:style-name="T33">aquela informação era,</text:span> de fato, real ou não.</text:p>
      <text:p text:style-name="P5"><text:span text:style-name="T18"><text:tab/>– Bom, eu fiquei surpreso também! </text:span><text:span text:style-name="T24">Estava t</text:span><text:span text:style-name="T18">ão cético quanto você em relação </text:span><text:span text:style-name="T19">a</text:span><text:span text:style-name="T18"> isso! </text:span><text:span text:style-name="T20">Mas eu li isso em um livro e ele tem vários argumentos e muita literatura de referência, </text:span><text:span text:style-name="T21">caso queira ler o nome do livro é </text:span><text:span text:style-name="T28">Mais que um carpinteiro</text:span><text:span text:style-name="T34"><text:bibliography-mark text:identifier="Mais que um carpinteiro" text:bibliography-type="book" text:author="JOSH McDOWELL" text:title="Mais que um carpinteiro" text:year="1977">[1]</text:bibliography-mark></text:span><text:span text:style-name="T21">. </text:span><text:span text:style-name="T24">No</text:span><text:span text:style-name="T21"> Capítulo 4 fala sobre a confiabilidade das escrituras bíblicas.</text:span></text:p>
      <text:p text:style-name="P16"><text:tab/>– Nossa! Que massa, vou dar uma olhada nesse livro! Muito interessante (sim, meu amigo gosta muito de ler). É muito estranho perceber que eu nunca tinha parado pra pensar ou pesquisar isso antes, <text:span text:style-name="T33">disse ele com uma voz mais baixa.</text:span></text:p>
      <text:p text:style-name="P5"><text:span text:style-name="T21">– Pois eu me admiro ainda mais, por que eu estava na igreja, e até então não tinha pesquisado e nem pensado nisso antes. Deus sabe de todas as coisas. Ele sabia o momento certo pra dizer isso pra nós dois. </text:span><text:span text:style-name="T24">Então c</text:span><text:span text:style-name="T21">ontinuamos a conversa </text:span><text:span text:style-name="T22">até o professor chegar.</text:span></text:p>
      <text:list xml:id="list154124052778632" text:continue-numbering="true" text:style-name="Outline">
        <text:list-item>
          <text:h text:style-name="P10" text:outline-level="1">Conclusão</text:h>
        </text:list-item>
      </text:list>
      <text:p text:style-name="P17"><text:tab/>Quero acrescentar antes de terminar que, algo que penso ser de suma importância para criar um vínculo verdadeiro e uma amizade com nossos amigos no geral é ter a liberdade de demonstrar nossas fraquezas. Porém, não apenas expondo nossa vida “aleatoriamente”, mas para demonstrar que somos pessoas como elas. Não somos robôs que agora fazem parte de um grupo de robôs e não conversam mais sobre outros assuntos. Que não fazem mais nada além de ler a bíblia e estão se isolando e deixando o mundo de lado. Nós não devemos esconder nossas fraquezas, e até nossas dúvidas as vezes. A sinceridade abre portas e ela nos ajuda a falarmos daquilo que acreditamos. Me senti livre quando parei de tentar esconder minhas fraquezas de todas as pessoas. Devo ressaltar que a seleção de para qual pessoa você vai se abrir e ser sincero é uma distinção importante antes de falar qualquer coisa pessoal. Mas, debaixo do bom senso, nos ver livres para expor nossas fraquezas aos outros nos torna melhores comunicadores do evangelho, da certeza e da esperança que há em nós, já que isso é um ponto de contato com quase todas as pessoas. Sejamos livres para falar do evangelho e da mensagem que transformou nossas vidas, do jeito especial que Deus nos fez, no contexto ao qual ele nos inseriu e para com as pessoas as quais ele nos deu acesso. Sem a necessidade de forçar qualquer relacionamento sem um real interesse na pessoa, mas com um interesse apenas de passar uma mensagem. O Evangelho é a resposta aos problemas das pessoas. Nós temos a resposta, e se entendemos isso, como não compartilharemos a resposta?</text:p>
      <text:p text:style-name="P15"/>
      <text:p text:style-name="P15"/>
      <text:p text:style-name="P7"/>
      <text:list xml:id="list154125249394540" text:continue-numbering="true" text:style-name="Outline">
        <text:list-item>
          <text:h text:style-name="P12" text:outline-level="1">Referências</text:h>
        </text:list-item>
        <text:list-item>
          <text:h text:style-name="P9" text:outline-level="1">[Tomo=^.^= ・Jesus Christ]「恋愛サーキュレーション / Renai Circulation」- Dance cover | 踊ってみた.</text:h>
        </text:list-item>
      </text:list>
      <text:p text:style-name="P6"><text:span text:style-name="T30">Disponível em: </text:span><text:a xlink:type="simple" xlink:href="https://youtu.be/3UUWOl_NT3k" text:style-name="Internet_20_link" text:visited-style-name="Visited_20_Internet_20_Link"><text:span text:style-name="T30">https://youtu.be/3UUWOl_NT3k</text:span></text:a></text:p>
      <text:p text:style-name="P4">Acesso em: 12 de maio de 202<text:span text:style-name="T31">1.</text:span></text:p>
      <text:p text:style-name="P4"/>
      <text:bibliography text:style-name="Sect1" text:protected="true" text:name="Bibliografia1">
        <text:bibliography-source>
          <text:index-title-template text:style-name="Bibliography_20_Heading">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p text:style-name="Bibliography_20_Heading">Bibliografia</text:p>
          </text:index-title>
          <text:p text:style-name="P1">1: JOSH McDOWELL, Mais que um carpinteiro, 1977</text:p>
        </text:index-body>
      </text:bibliography>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language="pt" fo:country="BR"/>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fo:text-transform="uppercase" style:font-name="Arial"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Arial" fo:font-family="Arial" style:font-style-name="Normal" style:font-family-generic="swiss" style:font-pitch="variable" fo:language="pt" fo:country="BR"/>
    </style:style>
    <style:style style:name="List" style:family="paragraph" loext:hidden="true" style:hidden="true" style:parent-style-name="Text_20_body" style:class="list">
      <style:text-properties style:font-size-asian="12pt" style:font-name-complex="Lucida Sans1" style:font-family-complex="'Lucida Sans'" style:font-family-generic-complex="swiss"/>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loext:hidden="true" style:hidden="true" style:parent-style-name="Standard" style:class="extra"/>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 fo:font-family="Arial" style:font-style-name="Normal" style:font-family-generic="swiss" style:font-pitch="variable" fo:language="pt" fo:country="BR"/>
    </style:style>
    <style:style style:name="Abstrato" style:family="paragraph" style:parent-style-name="Standard">
      <style:paragraph-properties fo:margin-left="8.999cm" fo:margin-right="0cm" fo:text-indent="0cm" style:auto-text-indent="false"/>
    </style:style>
    <style:style style:name="Strong_20_Emphasis" style:display-name="Strong Emphasis" style:family="text">
      <style:text-properties style:font-name="Arial2" fo:font-family="Arial" style:font-style-name="Negrito" style:font-family-generic="swiss" style:font-pitch="variable" fo:font-weight="bold" style:font-weight-asian="bold" style:font-weight-complex="bold"/>
    </style:style>
    <style:style style:name="Emphasis" style:family="text">
      <style:text-properties style:font-name="Arial1" fo:font-family="Arial" style:font-style-name="Itálico" style:font-family-generic="swiss" style:font-pitch="variable" fo:font-style="italic" style:font-style-asian="italic" style:font-style-complex="italic"/>
    </style:style>
    <style:style style:name="Main_20_index_20_entry" style:display-name="Main index entry" style:family="text" loext:hidden="true" style:hidden="true">
      <style:text-properties fo:font-weight="bold" style:font-weight-asian="bold" style:font-weight-complex="bold"/>
    </style:style>
    <style:style style:name="Internet_20_link" style:display-name="Internet link" style:family="text">
      <style:text-properties fo:color="#000080" loext:opacity="1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1" fo:font-family="Arial" style:font-style-name="Itálico" style:font-family-generic="swiss" style:font-pitch="variable" fo:font-style="italic" style:font-style-asian="italic" style:font-style-complex="italic"/>
    </style:style>
    <style:style style:name="Footnote_20_Symbol" style:display-name="Footnote Symbol" style:family="text" loext:hidden="true" style:hidden="true"/>
    <style:style style:name="Endnote_20_anchor" style:display-name="Endnote anchor" style:family="text" loext:hidden="true" style:hidden="true">
      <style:text-properties style:text-position="super 58%"/>
    </style:style>
    <style:style style:name="Footnote_20_anchor" style:display-name="Footnote anchor" style:family="text" loext:hidden="true" style:hidden="true">
      <style:text-properties style:text-position="super 58%"/>
    </style:style>
    <style:style style:name="Caption_20_characters" style:display-name="Caption characters" style:family="text" loext:hidden="true" style:hidden="true"/>
    <style:style style:name="Endnote_20_Symbol" style:display-name="Endnote Symbol" style:family="text" loext:hidden="true" style:hidden="true"/>
    <style:style style:name="Source_20_Text" style:display-name="Source Text" style:family="text">
      <style:text-properties style:font-name="Arial"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dex_20_Link" style:display-name="Index Link" style:family="text" loext:hidden="true" style:hidden="true"/>
    <style:style style:name="Example"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Line_20_numbering" style:display-name="Line numbering" style:family="text" loext:hidden="true"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Figura1" text:anchor-type="char" svg:width="17cm" svg:height="2.748cm" draw:z-index="3"><draw:image xlink:href="Pictures/1000000000000500000000CF73E1439B139099FF.jpg" xlink:type="simple" xlink:show="embed" xlink:actuate="onLoad" draw:mime-type="image/jpeg"/></draw:frame></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17T15:41:23.765000000</dc:date>
    <meta:editing-duration>PT11M19S</meta:editing-duration>
    <meta:editing-cycles>2</meta:editing-cycles>
    <meta:generator>LibreOffice/7.1.2.2$Windows_X86_64 LibreOffice_project/8a45595d069ef5570103caea1b71cc9d82b2aae4</meta:generator>
    <meta:document-statistic meta:table-count="0" meta:image-count="1" meta:object-count="0" meta:page-count="4" meta:paragraph-count="25" meta:word-count="1130" meta:character-count="6481" meta:non-whitespace-character-count="5383"/>
  </office:meta>
</office:document-meta>
</file>